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users (first_name, last_name, email)<text:line-break/>VALUES ('Jim', 'Jeffries', 'JJ22@gmail.com'), ('Bob','Scott', 'BS38@gmail.com'), ('Greg', 'Porter', 'GP122@gmail.com');</text:p>
      <text:p text:style-name="Standard"/>
      <text:p text:style-name="Standard">SELECT * FROM users</text:p>
      <text:p text:style-name="Standard"/>
      <text:p text:style-name="Standard">SELECT first_name <text:line-break/>FROM users<text:line-break/>WHERE email = 'JJ22@gmail.com';</text:p>
      <text:p text:style-name="Standard"/>
      <text:p text:style-name="Standard">SELECT * FROM users</text:p>
      <text:p text:style-name="Standard">WHERE id = 3;</text:p>
      <text:p text:style-name="Standard"/>
      <text:p text:style-name="Standard">UPDATE users SET last_name = "Pancakes"</text:p>
      <text:p text:style-name="Standard">WHERE users.id = 3;</text:p>
      <text:p text:style-name="Standard"/>
      <text:p text:style-name="Standard">DELETE FROM users</text:p>
      <text:p text:style-name="Standard">WHERE users.id = 2;</text:p>
      <text:p text:style-name="Standard"/>
      <text:p text:style-name="Standard">SELECT * FROM users</text:p>
      <text:p text:style-name="Standard">ORDER BY first_name;</text:p>
      <text:p text:style-name="Standard"/>
      <text:p text:style-name="Standard">SELECT * FROM users</text:p>
      <text:p text:style-name="Standard">ORDER BY first_name DES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22-12-08T14:13:31.37</meta:creation-date>
    <meta:generator>OpenOffice/4.1.13$Win32 OpenOffice.org_project/4113m1$Build-9810</meta:generator>
    <meta:document-statistic meta:table-count="0" meta:image-count="0" meta:object-count="0" meta:page-count="1" meta:paragraph-count="13" meta:word-count="67" meta:character-count="457"/>
    <dc:date>2022-12-08T14:28:08.43</dc:date>
    <dc:creator>Patrick </dc:creator>
    <meta:editing-duration>PT14M37S</meta:editing-duration>
    <meta:editing-cycles>1</meta:editing-cycles>
  </office:meta>
</office:document-meta>
</file>